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2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9.07mm" fo:break-before="auto" style:use-optimal-row-height="true"/>
    </style:style>
    <style:style style:name="ro6" style:family="table-row">
      <style:table-row-properties style:row-height="4.8mm" fo:break-before="auto" style:use-optimal-row-height="true"/>
    </style:style>
    <style:style style:name="ro7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formula="of:=SUM([.A2:.A71])" office:value-type="float" office:value="138" calcext:value-type="float">
            <text:p>138</text:p>
          </table:table-cell>
          <table:table-cell table:style-name="ce19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3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3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4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4" table:number-rows-repeated="5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102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4" table:number-rows-repeated="6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4" table:number-rows-repeated="11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4" table:number-rows-repeated="9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6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7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7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4" table:number-rows-repeated="27">
          <table:table-cell table:style-name="ce35" table:number-columns-repeated="3"/>
          <table:table-cell table:number-columns-repeated="1021"/>
        </table:table-row>
        <table:table-row table:style-name="ro4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00/00/00</text:date>, <text:time style:data-style-name="N2" text:time-value="20:54:31.171151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6T20:56:05.505950784</dc:date>
    <meta:creation-date>2014-12-14T08:12:00Z</meta:creation-date>
    <meta:editing-cycles>534</meta:editing-cycles>
    <meta:editing-duration>PT22H42M5S</meta:editing-duration>
    <meta:generator>LibreOffice/6.0.7.3$Linux_X86_64 LibreOffice_project/00m0$Build-3</meta:generator>
    <meta:document-statistic meta:table-count="10" meta:cell-count="1608" meta:object-count="0"/>
  </office:meta>
</office:document-meta>
</file>